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4-08-19" calcext:value-type="date">
            <text:p>19/08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3-19" calcext:value-type="date">
            <text:p>19/03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6-16" calcext:value-type="date">
            <text:p>16/06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24:23.310310258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24:23.3128285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26:57.041400817</dc:date>
    <meta:print-date>2019-10-31T18:04:07.913029257</meta:print-date>
    <dc:language>pt-PT</dc:language>
    <meta:editing-cycles>555</meta:editing-cycles>
    <meta:editing-duration>P1DT8H48M59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